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svg:stroke-width="0.051cm" svg:stroke-color="#ff33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11.933cm"/>
    </style:style>
    <style:style style:name="pr9" style:family="presentation" style:parent-style-name="Default-outline1">
      <style:graphic-properties draw:fit-to-size="shrink-to-fit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7.993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color="#ff3333" fo:font-family="'Liberation Sans'" style:font-family-generic="swiss" style:font-pitch="variable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7" style:family="paragraph">
      <style:text-properties fo:font-size="18pt" style:text-underline-style="solid" style:text-underline-width="auto" style:text-underline-color="font-color"/>
    </style:style>
    <style:style style:name="P18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9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0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margin-top="0.051cm" fo:margin-bottom="0.051cm"/>
    </style:style>
    <style:style style:name="P25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3333"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15" style:family="text">
      <style:text-properties fo:font-family="'Liberation Sans'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'Liberation Sans'" style:font-family-generic="swiss" style:font-pitch="variable" fo:font-size="26pt" style:font-family-asian="'Liberation Sans'" style:font-style-name-asian="Regular" style:font-family-generic-asian="swiss" style:font-size-asian="26pt" style:font-family-complex="'Liberation Sans'" style:font-style-name-complex="Regular" style:font-family-generic-complex="swiss" style:font-size-complex="26pt"/>
    </style:style>
    <style:style style:name="T17" style:family="text">
      <style:text-properties fo:font-family="'Liberation Sans'" style:font-family-generic="swiss" style:font-pitch="variable" fo:font-size="26pt" fo:font-style="italic" style:font-family-asian="'Liberation Sans'" style:font-style-name-asian="Regular" style:font-family-generic-asian="swiss" style:font-size-asian="26pt" style:font-style-asian="italic" style:font-family-complex="'Liberation Sans'" style:font-style-name-complex="Regular" style:font-family-generic-complex="swiss" style:font-size-complex="26pt" style:font-style-complex="italic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font-style="italic" style:font-size-asian="22pt" style:font-style-asian="italic" style:font-size-complex="22pt" style:font-style-complex="italic"/>
    </style:style>
    <style:style style:name="T24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5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6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8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31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35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6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family="'Liberation Mono'" style:font-family-generic="modern" style:font-pitch="fixed" fo:font-size="22pt" style:font-size-asian="22pt" style:font-size-complex="22pt"/>
    </style:style>
    <style:style style:name="T39" style:family="text">
      <style:text-properties fo:font-size="18pt" style:text-underline-style="solid" style:text-underline-width="auto" style:text-underline-color="font-color"/>
    </style:style>
    <style:style style:name="T40" style:family="text">
      <style:text-properties fo:font-family="'Liberation Mono'" style:font-family-generic="modern" style:font-pitch="fixed" fo:font-size="20pt" style:font-size-asian="20pt" style:font-size-complex="20pt"/>
    </style:style>
    <style:style style:name="T41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42" style:family="text">
      <style:text-properties fo:font-family="'Liberation Mono'" style:font-family-generic="modern" style:font-pitch="fixed" fo:font-size="24pt" style:font-size-asian="24pt" style:font-size-complex="24pt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5" style:family="text">
      <style:text-properties fo:font-family="'Liberation Mono'" style:font-family-generic="modern" style:font-pitch="variable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8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49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9-09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<text:a xlink:href="#Problem" xlink:type="simple">Problem</text:a></text:p>
              </text:list-item>
              <text:list-item>
                <text:p><text:a xlink:href="#Solution" xlink:type="simple">Solution: New reader abbreviations</text:a></text:p>
                <text:list>
                  <text:list-item>
                    <text:p><text:a xlink:href="#c-expressions" xlink:type="simple">Curly-infix-expressions (c-expressions)</text:a></text:p>
                  </text:list-item>
                  <text:list-item>
                    <text:p><text:a xlink:href="#n-expressions" xlink:type="simple">Neoteric-expressions (n-expressions)</text:a></text:p>
                  </text:list-item>
                  <text:list-item>
                    <text:p><text:a xlink:href="#t-expressions" xlink:type="simple">Sweet-expressions (t-expressions)</text:a></text:p>
                  </text:list-item>
                </text:list>
              </text:list-item>
              <text:list-item>
                <text:p><text:a xlink:href="#Tools" xlink:type="simple">Tools</text:a> &amp; <text:a xlink:href="#SRFIs" xlink:type="simple">SRFIs</text:a></text:p>
              </text:list-item>
              <text:list-item>
                <text:p><text:a xlink:href="#Conclusions" xlink:type="simple">Conclusions</text:a></text:p>
              </text:list-item>
              <text:list-item>
                <text:p><text:a xlink:href="#About Lisp" xlink:type="simple">Appendix: About Lisp</text:a>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g>
            <draw:frame draw:style-name="gr2" draw:text-style-name="P6" draw:layer="layout" svg:width="6.992cm" svg:height="2.783cm" svg:x="1.524cm" svg:y="16.78cm">
              <draw:text-box>
                <text:p><text:span text:style-name="T7">Nonstandard</text:span></text:p>
                <text:p><text:span text:style-name="T7">call format</text:span></text:p>
              </draw:text-box>
            </draw:frame>
            <draw:frame draw:style-name="gr2" draw:text-style-name="P6" draw:layer="layout" svg:width="6.742cm" svg:height="2.783cm" svg:x="19.304cm" svg:y="10.16cm">
              <draw:text-box>
                <text:p><text:span text:style-name="T7">Too many</text:span></text:p>
                <text:p><text:span text:style-name="T7">parentheses</text:span></text:p>
              </draw:text-box>
            </draw:frame>
            <draw:line draw:style-name="gr4" draw:text-style-name="P3" draw:layer="layout" svg:x1="4.826cm" svg:y1="16.78cm" svg:x2="6.604cm" svg:y2="15.24cm">
              <text:p/>
            </draw:line>
            <draw:line draw:style-name="gr4" draw:text-style-name="P3" draw:layer="layout" svg:x1="12.954cm" svg:y1="18.288cm" svg:x2="8.382cm" svg:y2="16.256cm">
              <text:p/>
            </draw:line>
            <draw:line draw:style-name="gr4" draw:text-style-name="P3" draw:layer="layout" svg:x1="4.825cm" svg:y1="16.78cm" svg:x2="5.842cm" svg:y2="13.716cm">
              <text:p/>
            </draw:line>
            <draw:line draw:style-name="gr4" draw:text-style-name="P3" draw:layer="layout" svg:x1="12.954cm" svg:y1="18.251cm" svg:x2="10.414cm" svg:y2="16.256cm">
              <text:p/>
            </draw:line>
            <draw:line draw:style-name="gr4" draw:text-style-name="P3" draw:layer="layout" svg:x1="12.954cm" svg:y1="18.252cm" svg:x2="14.732cm" svg:y2="16.256cm">
              <text:p/>
            </draw:line>
            <draw:line draw:style-name="gr4" draw:text-style-name="P3" draw:layer="layout" svg:x1="19.304cm" svg:y1="11.684cm" svg:x2="9.398cm" svg:y2="11.684cm">
              <text:p/>
            </draw:line>
            <draw:line draw:style-name="gr4" draw:text-style-name="P3" draw:layer="layout" svg:x1="19.304cm" svg:y1="11.684cm" svg:x2="18.034cm" svg:y2="15.2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ny find traditional<text:line-break/>s-expressions awkward</text:p>
          </draw:text-box>
        </draw:frame>
        <draw:custom-shape draw:style-name="gr5" draw:text-style-name="P3" draw:layer="layout" svg:width="9.652cm" svg:height="5.08cm" svg:x="1.524cm" svg:y="4.572cm">
          <text:list text:style-name="L3">
            <text:list-header>
              <text:p>“I've used Lisp my whole</text:p>
              <text:p>programming life and I</text:p>
              <text:p>still don't find prefix math</text:p>
              <text:p>expressions natural.”</text:p>
              <text:p>- Paul Graham (Lisp advocate)</text:p>
            </text:list-header>
          </text:list>
          <draw:enhanced-geometry svg:viewBox="0 0 21600 21600" draw:text-areas="800 800 20800 20800" draw:type="round-rectangular-callout" draw:modifiers="-1069.59494457682 25323.99134028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9.398cm" svg:height="3.81cm" svg:x="1.524cm" svg:y="10.922cm">
          <text:list text:style-name="L3">
            <text:list-header>
              <text:p>“Lisp has all the visual appeal</text:p>
              <text:p>of oatmeal with fingernail</text:p>
              <text:p>clippings mixed in.”</text:p>
              <text:p>- Larry Wall, creator of perl</text:p>
            </text:list-header>
          </text:list>
          <draw:enhanced-geometry svg:viewBox="0 0 21600 21600" draw:text-areas="800 800 20800 20800" draw:type="round-rectangular-callout" draw:modifiers="-406.766677306096 23634.74153765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4.478cm" svg:height="4.064cm" svg:x="12.192cm" svg:y="5.08cm">
          <text:list text:style-name="L3">
            <text:list-header>
              <text:p>“After 13 years of doing Lisp and 3 or 4 years</text:p>
              <text:p>of Python, I agree: I prefer writing Lisp, but</text:p>
              <text:p>Python is easier to read.”</text:p>
              <text:p>- John Wiseman</text:p>
            </text:list-header>
          </text:list>
          <draw:enhanced-geometry svg:viewBox="0 0 21600 21600" draw:text-areas="800 800 20800 20800" draw:type="round-rectangular-callout" draw:modifiers="10354.6930036605 25011.3653136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5.494cm" svg:height="4.064cm" svg:x="11.43cm" svg:y="10.16cm">
          <text:list text:style-name="L3">
            <text:list-header>
              <text:p text:style-name="P3">“Mainstream adoption will... always be curtailed</text:p>
              <text:p text:style-name="P3">by the syntax. Racket [Scheme] could benefit from</text:p>
              <text:p text:style-name="P3">[reducing] the layers of parenthetical adipose that</text:p>
              <text:p text:style-name="P3">[needlessly] engird it.” - Shriram Krishnamurthi</text:p>
            </text:list-header>
          </text:list>
          <draw:enhanced-geometry svg:viewBox="0 0 21600 21600" draw:mirror-horizontal="false" draw:mirror-vertical="false" draw:text-areas="800 800 20800 20800" draw:type="round-rectangular-callout" draw:modifiers="21198.5285575992 27227.15867158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9.144cm" svg:height="2.794cm" svg:x="18.288cm" svg:y="15.748cm">
          <text:list text:style-name="L3">
            <text:list-header>
              <text:p>“LISP: ... <text:s/>‘Lots of Irritating</text:p>
              <text:p>Superfluous Parentheses’”</text:p>
              <text:p>- Jargon File</text:p>
            </text:list-header>
          </text:list>
          <draw:enhanced-geometry svg:viewBox="0 0 21600 21600" draw:text-areas="800 800 20800 20800" draw:type="round-rectangular-callout" draw:modifiers="20759.1470749043 25093.09481216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16.518cm" svg:height="4.726cm" svg:x="1.262cm" svg:y="15.494cm">
          <text:list text:style-name="L3">
            <text:list-header>
              <text:p text:style-name="P7">“[The Lisp] community found the correspondence</text:p>
              <text:p text:style-name="P7">between programs and data to be much more</text:p>
              <text:p text:style-name="P7">valuable than expressive syntax. But the mainstream</text:p>
              <text:p text:style-name="P7">programming community likes its syntax, so LISP</text:p>
              <text:p text:style-name="P7">has never been accepted by the mainstream.”</text:p>
              <text:p text:style-name="P7">- Douglas Crockford</text:p>
            </text:list-header>
          </text:list>
          <draw:enhanced-geometry svg:viewBox="0 0 21600 21600" draw:mirror-horizontal="false" draw:mirror-vertical="false" draw:text-areas="800 800 20800 20800" draw:type="round-rectangular-callout" draw:modifiers="1412.1920213088 22906.87539665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= useful regardless of underlying semantic</text:p>
                    <text:list>
                      <text:list-item>
                        <text:p>Needed because Lisp can manipulate symbol sets for many purposes</text:p>
                      </text:list-item>
                      <text:list-item>
                        <text:p>Needed because Lisp lets you create new programming semantic constructs</text:p>
                      </text:list-item>
                    </text:list>
                  </text:list-item>
                  <text:list-item>
                    <text:p>Homoiconic <text:s/>= surface syntax presents underlying data structure</text:p>
                    <text:list>
                      <text:list-item>
                        <text:p>Needed so you can understand/debug processing of structures</text:p>
                      </text:list-item>
                    </text:list>
                  </text:list-item>
                </text:list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I believe that’s why they failed</text:p>
                  </text:list-item>
                  <text:list-item>
                    <text:p>Historically it wasn’t obvious that these were requirements</text:p>
                  </text:list-item>
                </text:list>
              </text:list-item>
              <text:list-item>
                <text:p>Ideally, notation should also be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8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9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4">Curly-infix: Lispy infix. <text:s/>{a </text:span><text:span text:style-name="T15">OP</text:span><text:span text:style-name="T14"> b </text:span><text:span text:style-name="T15">OP</text:span><text:span text:style-name="T14"> …} </text:span><text:span text:style-name="T16">► (</text:span><text:span text:style-name="T17">OP</text:span><text:span text:style-name="T16"> a b ...)</text:span><text:span text:style-name="T14"> </text:span></text:p>
                  </text:list-item>
                  <text:list-item>
                    <text:p><text:span text:style-name="T14">Neoteric: Normal function notation. f(...) </text:span><text:span text:style-name="T16">► </text:span><text:span text:style-name="T14">(f …)</text:span></text:p>
                  </text:list-item>
                  <text:list-item>
                    <text:p><text:span text:style-name="T14">Sweet: Deduces parentheses from indentation</text:span></text:p>
                  </text:list-item>
                </text:list>
              </text:list-item>
              <text:list-item>
                <text:p><text:span text:style-name="T18">You can </text:span><text:span text:style-name="T11">update your reader</text:span><text:span text:style-name="T18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8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9">S-expressions, + curly braces {...} contain a “curly infix list”</text:span></text:p>
              </text:list-item>
              <text:list-item>
                <text:p><text:span text:style-name="T19">“</text:span><text:span text:style-name="T19">Simple infix list” = curly infix list represents </text:span><text:span text:style-name="T20">one</text:span><text:span text:style-name="T21"> operation in infix order</text:span><text:span text:style-name="T19">:</text:span></text:p>
                <text:list>
                  <text:list-item>
                    <text:p><text:span text:style-name="T22">In general: {a </text:span><text:span text:style-name="T23">op</text:span><text:span text:style-name="T22"> b </text:span><text:span text:style-name="T23">op</text:span><text:span text:style-name="T22"> c …} </text:span><text:span text:style-name="T24">► </text:span><text:span text:style-name="T22">(</text:span><text:span text:style-name="T23">op</text:span><text:span text:style-name="T22"> a b c …)</text:span></text:p>
                  </text:list-item>
                  <text:list-item>
                    <text:p><text:span text:style-name="T22">Example: {5 + 6 + 7} </text:span><text:span text:style-name="T25">►</text:span><text:span text:style-name="T22"> (+ 5 6 7)</text:span></text:p>
                  </text:list-item>
                  <text:list-item>
                    <text:p><text:span text:style-name="T22">At least 3 parameters, <text:s/>odd number of parameters, all even params equal</text:span></text:p>
                  </text:list-item>
                </text:list>
              </text:list-item>
              <text:list-item>
                <text:p><text:span text:style-name="T19">Empty {} </text:span><text:span text:style-name="T24">►(); escaping {e} ►e; unary-op {a b}►(a b)</text:span></text:p>
              </text:list-item>
              <text:list-item>
                <text:p><text:span text:style-name="T19">Otherwise maps to “($nfx$ parameters)” – homoiconic</text:span></text:p>
              </text:list-item>
              <text:list-item>
                <text:p><text:span text:style-name="T19">No built-in precedence, use another {…} for embedded list</text:span></text:p>
                <text:list>
                  <text:list-item>
                    <text:p><text:span text:style-name="T19">Or define/process $nfx$</text:span></text:p>
                  </text:list-item>
                </text:list>
              </text:list-item>
              <text:list-item>
                <text:p><text:span text:style-name="T19">Two variations of c-expressions:</text:span></text:p>
                <text:list>
                  <text:list-item>
                    <text:p><text:span text:style-name="T19">“</text:span><text:span text:style-name="T19">Basic” c-expressions: Elements are more c-expressions</text:span></text:p>
                  </text:list-item>
                  <text:list-item>
                    <text:p><text:span text:style-name="T19">“</text:span><text:span text:style-name="T19">Full” c-expressions: Elements are neoteric-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5.985cm" svg:x="1.399cm" svg:y="4.5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26">Basics</text:span></text:p>
                <text:p text:style-name="P10"><text:span text:style-name="T26"/></text:p>
                <text:p text:style-name="P10"><text:span text:style-name="T6">{n &lt;= 2}</text:span></text:p>
                <text:p text:style-name="P10"><text:span text:style-name="T27">↓</text:span></text:p>
                <text:p text:style-name="P10"><text:span text:style-name="T27">(&lt;= n 2)</text:span></text:p>
                <text:p text:style-name="P10"><text:span text:style-name="T27"/></text:p>
                <text:p text:style-name="P10"><text:span text:style-name="T27"/></text:p>
              </table:table-cell>
              <table:table-cell>
                <text:p text:style-name="P3"><text:span text:style-name="T26">Multiple operands</text:span></text:p>
                <text:p text:style-name="P3"><text:span text:style-name="T28"/></text:p>
                <text:p text:style-name="P3"><text:span text:style-name="T29">{2 * 3 * 4}</text:span></text:p>
                <text:p text:style-name="P3"><text:span text:style-name="T30">↓</text:span></text:p>
                <text:p text:style-name="P3"><text:span text:style-name="T30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31">No built-in precedence</text:span></text:p>
                <text:p text:style-name="P3"><text:span text:style-name="T26"/></text:p>
                <text:p text:style-name="P3"><text:span text:style-name="T6">{2 + {3 * 4}}</text:span></text:p>
                <text:p text:style-name="P3"><text:span text:style-name="T27">↓</text:span></text:p>
                <text:p text:style-name="P3"><text:span text:style-name="T27">(+ 2 (* 3 4))</text:span></text:p>
              </table:table-cell>
              <table:table-cell>
                <text:p text:style-name="P3"><text:span text:style-name="T26">Mixed operators</text:span></text:p>
                <text:p text:style-name="P3"><text:span text:style-name="T26"/></text:p>
                <text:p text:style-name="P3"><text:span text:style-name="T6"/></text:p>
                <text:p text:style-name="P3"><text:span text:style-name="T6">{2 + 3 * 4}</text:span></text:p>
                <text:p text:style-name="P3"><text:span text:style-name="T27">↓</text:span></text:p>
                <text:p text:style-name="P3"><text:span text:style-name="T27">($nfx$ 2 + 3 * 4)</text:span></text:p>
                <text:p text:style-name="P3"><text:span text:style-name="T27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y isn’t precedence<text:line-break/>processing built in?</text:p>
          </draw:text-box>
        </draw:frame>
        <draw:frame presentation:style-name="pr8" draw:layer="layout" svg:width="24.631cm" svg:height="13.373cm" svg:x="1.399cm" svg:y="4.915cm" presentation:class="outline" presentation:user-transformed="true">
          <draw:text-box>
            <text:list text:style-name="L2">
              <text:list-item>
                <text:p>Lisps often used to process arbitrary symbols &amp; rulesets</text:p>
                <text:list>
                  <text:list-item>
                    <text:p>Fixed precedence system too inflexible</text:p>
                  </text:list-item>
                  <text:list-item>
                    <text:p>Registration system (must register before writing) too error-prone </text:p>
                  </text:list-item>
                  <text:list-item>
                    <text:p>Often there is <text:span text:style-name="T32">no</text:span> single set of precedences for a given program</text:p>
                    <text:list>
                      <text:list-item>
                        <text:p>Lisp-level, domain-specific-language(s), and constructs in those languages</text:p>
                      </text:list-item>
                    </text:list>
                  </text:list-item>
                </text:list>
              </text:list-item>
              <text:list-item>
                <text:p>Programmers don’t understand <text:span text:style-name="T32">or</text:span> use it much [Derek Jones]</text:p>
                <text:list>
                  <text:list-item>
                    <text:p>Only 66.7% precedence test answers correct (50%=random, best 80.5%)</text:p>
                    <text:list>
                      <text:list-item>
                        <text:p>6% answers were wrong for + vs. * (50%=random)</text:p>
                      </text:list-item>
                    </text:list>
                  </text:list-item>
                  <text:list-item>
                    <text:p>Only 1.9% code expressions 2+ different binops (possible precedence)</text:p>
                    <text:list>
                      <text:list-item>
                        <text:p>74% of those explicitly parenthesized anyway</text:p>
                      </text:list-item>
                    </text:list>
                  </text:list-item>
                </text:list>
              </text:list-item>
              <text:list-item>
                <text:p>Curly-infix approach different: More flexible <text:span text:style-name="T32">and</text:span> simpler</text:p>
                <text:list>
                  <text:list-item>
                    <text:p>Can have many precedence systems if needed, easy to use if you don’t</text:p>
                  </text:list-item>
                  <text:list-item>
                    <text:p>Homoiconic (easing debugg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s<text:line-break/>(t-expressions)</text:p>
          </draw:text-box>
        </draw:frame>
        <draw:frame presentation:style-name="pr11" draw:text-style-name="P11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 is a child (previous line is parent)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a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20.902cm" svg:height="1.043cm" svg:x="3.99cm" svg:y="18.769cm">
          <draw:text-box>
            <text:p><text:span text:style-name="T33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7" draw:text-style-name="P3" draw:layer="layout" svg:width="12.146cm" svg:height="6.093cm" svg:x="0.762cm" svg:y="7.877cm">
          <text:p/>
        </draw:rect>
        <draw:frame draw:style-name="gr6" draw:text-style-name="P13" xml:id="id4" draw:id="id4" draw:layer="layout" svg:width="17.571cm" svg:height="1.825cm" svg:x="5.588cm" svg:y="18.495cm">
          <draw:text-box>
            <text:p><text:span text:style-name="T34">A sweet-expression reader would accept </text:span><text:span text:style-name="T35">either</text:span><text:span text:style-name="T36"> format;</text:span></text:p>
            <text:p><text:span text:style-name="T36">this backwards compatibility eases transition</text:span></text:p>
          </draw:text-box>
        </draw:frame>
        <draw:g xml:id="id2" draw:id="id2">
          <draw:frame draw:style-name="gr2" draw:text-style-name="P14" draw:layer="layout" svg:width="3.41cm" svg:height="3.079cm" svg:x="11.576cm" svg:y="4.472cm">
            <draw:text-box>
              <text:p><text:span text:style-name="T32">Traditional</text:span></text:p>
              <text:p><text:span text:style-name="T32">function</text:span></text:p>
              <text:p><text:span text:style-name="T32">call</text:span></text:p>
              <text:p><text:span text:style-name="T32">notation</text:span></text:p>
            </draw:text-box>
          </draw:frame>
          <draw:line draw:style-name="gr8" draw:text-style-name="P3" draw:layer="layout" svg:x1="11.576cm" svg:y1="6.25cm" svg:x2="8.89cm" svg:y2="8.79cm">
            <text:p/>
          </draw:line>
          <draw:frame draw:style-name="gr2" draw:text-style-name="P14" draw:layer="layout" svg:width="3.986cm" svg:height="2.372cm" svg:x="1.016cm" svg:y="14.378cm">
            <draw:text-box>
              <text:p><text:span text:style-name="T32">Indentation</text:span></text:p>
              <text:p><text:span text:style-name="T32">implies</text:span></text:p>
              <text:p><text:span text:style-name="T32">parentheses</text:span></text:p>
            </draw:text-box>
          </draw:frame>
          <draw:line draw:style-name="gr8" draw:text-style-name="P3" draw:layer="layout" svg:x1="1.778cm" svg:y1="14.378cm" svg:x2="2.286cm" svg:y2="10.568cm">
            <text:p/>
          </draw:line>
          <draw:frame draw:style-name="gr2" draw:text-style-name="P14" draw:layer="layout" svg:width="4.028cm" svg:height="0.958cm" svg:x="10.922cm" svg:y="14.436cm">
            <draw:text-box>
              <text:p><text:span text:style-name="T32">Finally! Infix!</text:span></text:p>
            </draw:text-box>
          </draw:frame>
          <draw:line draw:style-name="gr8" draw:text-style-name="P3" draw:layer="layout" svg:x1="11.43cm" svg:y1="14.436cm" svg:x2="6.35cm" svg:y2="10.06cm">
            <text:p/>
          </draw:line>
          <draw:frame draw:style-name="gr2" draw:text-style-name="P14" draw:layer="layout" svg:width="12.766cm" svg:height="1.665cm" svg:x="5.251cm" svg:y="16.156cm">
            <draw:text-box>
              <text:p><text:span text:style-name="T32">Simple paren-free calls (if it has</text:span></text:p>
              <text:p><text:span text:style-name="T32">parameters &amp; starts with the function name)</text:span></text:p>
            </draw:text-box>
          </draw:frame>
          <draw:line draw:style-name="gr8" draw:text-style-name="P3" draw:layer="layout" svg:x1="7.874cm" svg:y1="16.156cm" svg:x2="5.842cm" svg:y2="11.838cm">
            <text:p/>
          </draw:line>
        </draw:g>
        <draw:frame draw:style-name="gr2" draw:text-style-name="P15" draw:layer="layout" svg:width="5.519cm" svg:height="0.963cm" svg:x="4.9cm" svg:y="6.604cm">
          <draw:text-box>
            <text:p><text:span text:style-name="T37">Sweet-expression</text:span></text:p>
          </draw:text-box>
        </draw:frame>
        <draw:frame draw:style-name="gr9" draw:text-style-name="P16" draw:layer="layout" svg:width="10.16cm" svg:height="3.755cm" svg:x="0.762cm" svg:y="8.382cm">
          <draw:text-box>
            <text:p><text:span text:style-name="T38">define fibfast(n)</text:span></text:p>
            <text:p><text:span text:style-name="T38"><text:s text:c="2"/></text:span><text:span text:style-name="T38">if {n &lt; 2}</text:span></text:p>
            <text:p><text:span text:style-name="T38"><text:s text:c="5"/></text:span><text:span text:style-name="T38">n</text:span></text:p>
            <text:p><text:span text:style-name="T38"><text:s text:c="5"/></text:span><text:span text:style-name="T38">fibup n 2 1 0</text:span></text:p>
          </draw:text-box>
        </draw:frame>
        <draw:g xml:id="id3" draw:id="id3">
          <draw:custom-shape draw:style-name="gr10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3" draw:layer="layout" svg:width="12.146cm" svg:height="6.093cm" svg:x="14.616cm" svg:y="7.877cm">
            <text:p/>
          </draw:rect>
          <draw:frame draw:style-name="gr2" draw:text-style-name="P15" draw:layer="layout" svg:width="4.193cm" svg:height="0.963cm" svg:x="18.921cm" svg:y="6.604cm">
            <draw:text-box>
              <text:p><text:span text:style-name="T37">S-expression</text:span></text:p>
            </draw:text-box>
          </draw:frame>
          <draw:frame draw:style-name="gr9" draw:text-style-name="P16" draw:layer="layout" svg:width="11.776cm" svg:height="3.755cm" svg:x="14.657cm" svg:y="8.437cm">
            <draw:text-box>
              <text:p><text:span text:style-name="T38">(define (fibfast n)</text:span></text:p>
              <text:p><text:span text:style-name="T38"><text:s text:c="2"/></text:span><text:span text:style-name="T38">(if (&lt; n 2)</text:span></text:p>
              <text:p><text:span text:style-name="T38"><text:s text:c="6"/></text:span><text:span text:style-name="T38">n</text:span></text:p>
              <text:p><text:span text:style-name="T38"><text:s text:c="6"/></text:span><text:span text:style-name="T38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7" draw:text-style-name="P3" draw:layer="layout" svg:width="12.146cm" svg:height="6.093cm" svg:x="0.462cm" svg:y="7.877cm">
          <text:p/>
        </draw:rect>
        <draw:frame draw:style-name="gr2" draw:text-style-name="P17" draw:layer="layout" svg:width="5.519cm" svg:height="0.963cm" svg:x="4.6cm" svg:y="6.604cm">
          <draw:text-box>
            <text:p><text:span text:style-name="T39">Sweet-expression</text:span></text:p>
          </draw:text-box>
        </draw:frame>
        <draw:frame draw:style-name="gr9" draw:text-style-name="P18" draw:layer="layout" svg:width="11.938cm" svg:height="3.451cm" svg:x="0.462cm" svg:y="8.383cm">
          <draw:text-box>
            <text:p><text:span text:style-name="T40">define factorial(n)</text:span></text:p>
            <text:p><text:span text:style-name="T40"><text:s text:c="2"/></text:span><text:span text:style-name="T40">if {n &lt;= 1}</text:span></text:p>
            <text:p><text:span text:style-name="T40"><text:s text:c="5"/></text:span><text:span text:style-name="T40">1</text:span></text:p>
            <text:p><text:span text:style-name="T40"><text:s text:c="5"/></text:span><text:span text:style-name="T40">{n * factorial{n - 1}}</text:span></text:p>
          </draw:text-box>
        </draw:frame>
        <draw:g xml:id="id5" draw:id="id5">
          <draw:custom-shape draw:style-name="gr10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7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5" draw:layer="layout" svg:width="4.193cm" svg:height="0.963cm" svg:x="18.621cm" svg:y="6.604cm">
            <draw:text-box>
              <text:p><text:span text:style-name="T37">S-expression</text:span></text:p>
            </draw:text-box>
          </draw:frame>
          <draw:frame draw:style-name="gr9" draw:text-style-name="P18" draw:layer="layout" svg:width="13.878cm" svg:height="3.451cm" svg:x="14.097cm" svg:y="8.382cm">
            <draw:text-box>
              <text:p><text:span text:style-name="T40">(define (factorial n)</text:span></text:p>
              <text:p><text:span text:style-name="T40"><text:s text:c="2"/></text:span><text:span text:style-name="T40">(if (&lt;= n 1)</text:span></text:p>
              <text:p><text:span text:style-name="T40"><text:s text:c="4"/></text:span><text:span text:style-name="T40">1</text:span></text:p>
              <text:p><text:span text:style-name="T40"><text:s text:c="4"/></text:span><text:span text:style-name="T40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8" draw:text-style-name="P19" draw:layer="layout" svg:width="18.667cm" svg:height="7.277cm" svg:x="1.399cm" svg:y="4.915cm" presentation:class="outline" presentation:user-transformed="true">
          <draw:text-box>
            <text:p><text:span text:style-name="T41">define long-and-boring?(x)</text:span></text:p>
            <text:p><text:span text:style-name="T41"><text:s text:c="2"/></text:span><text:span text:style-name="T41">cond</text:span></text:p>
            <text:p><text:span text:style-name="T41"><text:s text:c="4"/></text:span><text:span text:style-name="T41">not(pair?(x)) <text:s text:c="15"/>#f</text:span></text:p>
            <text:p><text:span text:style-name="T41"><text:s text:c="4"/></text:span><text:span text:style-name="T41">not(list?(x)) <text:s text:c="15"/>#f</text:span></text:p>
            <text:p><text:span text:style-name="T41"><text:s text:c="4"/></text:span><text:span text:style-name="T41">{length(x) &lt; boring-length}</text:span><text:span text:style-name="T41"><text:tab/></text:span><text:span text:style-name="T41">#f</text:span></text:p>
            <text:p><text:span text:style-name="T41"><text:s text:c="4"/></text:span><text:span text:style-name="T41">#t <text:s text:c="26"/>boring?(x)</text:span></text:p>
          </draw:text-box>
        </draw:frame>
        <draw:g>
          <draw:frame presentation:style-name="pr8" draw:text-style-name="P19" draw:layer="layout" svg:width="19.05cm" svg:height="7.277cm" svg:x="6.35cm" svg:y="13.043cm" presentation:class="outline" presentation:user-transformed="true">
            <draw:text-box>
              <text:p><text:span text:style-name="T41">(define (long-and-boring? x)</text:span></text:p>
              <text:p><text:span text:style-name="T41"><text:s text:c="2"/></text:span><text:span text:style-name="T41">(cond</text:span></text:p>
              <text:p><text:span text:style-name="T41"><text:s text:c="4"/></text:span><text:span text:style-name="T41">((not (pair? x)) <text:s text:c="12"/>#f)</text:span></text:p>
              <text:p><text:span text:style-name="T41"><text:s text:c="4"/></text:span><text:span text:style-name="T41">((not (list? x)) <text:s text:c="12"/>#f)</text:span></text:p>
              <text:p><text:span text:style-name="T41"><text:s text:c="4"/></text:span><text:span text:style-name="T41">((&lt; (length x) boring-length)</text:span><text:span text:style-name="T41"><text:tab/></text:span><text:span text:style-name="T41">#f)</text:span></text:p>
              <text:p><text:span text:style-name="T41"><text:s text:c="4"/></text:span><text:span text:style-name="T41">(#t <text:s text:c="26"/>(boring? x))))</text:span></text:p>
            </draw:text-box>
          </draw:frame>
          <draw:custom-shape draw:style-name="gr10" draw:text-style-name="P3" draw:layer="layout" svg:width="2.29cm" svg:height="1.57cm" draw:transform="rotate (1.5707963267949) translate (4.272cm 17.022cm)">
            <text:p/>
            <draw:enhanced-geometry svg:viewBox="0 0 21600 21600" draw:mirror-vertical="false" draw:mirror-horizontal="false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8" draw:text-style-name="P19" draw:layer="layout" svg:width="24.631cm" svg:height="12.183cm" svg:x="1.399cm" svg:y="4.915cm" presentation:class="outline" presentation:user-transformed="true">
          <draw:text-box>
            <text:p><text:span text:style-name="T41">define unit-list(x)</text:span></text:p>
            <text:p><text:span text:style-name="T41"><text:s text:c="2"/></text:span><text:span text:style-name="T41">cond</text:span></text:p>
            <text:p><text:span text:style-name="T41"><text:s text:c="4"/></text:span><text:span text:style-name="T41">null?(x) <text:s text:c="3"/>'()</text:span></text:p>
            <text:p><text:span text:style-name="T41"><text:s text:c="4"/></text:span><text:span text:style-name="T41">pair?(x)</text:span></text:p>
            <text:p><text:span text:style-name="T41"><text:s text:c="6"/></text:span><text:span text:style-name="T41">if null?(cdr(x))</text:span></text:p>
            <text:p><text:span text:style-name="T41"><text:s text:c="8"/></text:span><text:span text:style-name="T41">unit car(x)</text:span></text:p>
            <text:p><text:span text:style-name="T41"><text:s text:c="8"/></text:span><text:span text:style-name="T41">append unit(car(x)) LISTSPACE unit-list(cdr(x))</text:span></text:p>
            <text:p><text:span text:style-name="T41"><text:s text:c="4"/></text:span><text:span text:style-name="T41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0"><text:span text:style-name="T14">Traditional s-expressions</text:span></text:p>
              </table:table-cell>
              <table:table-cell table:style-name="ce3">
                <text:p text:style-name="P21"><text:span text:style-name="T42">(message</text:span></text:p>
                <text:p text:style-name="P21"><text:span text:style-name="T42"><text:s text:c="2"/></text:span><text:span text:style-name="T42">(number-to-string</text:span></text:p>
                <text:p text:style-name="P21"><text:span text:style-name="T42"><text:s text:c="4"/></text:span><text:span text:style-name="T42">(exp (+ 1 2))))</text:span></text:p>
              </table:table-cell>
            </table:table-row>
            <table:table-row table:style-name="ro3">
              <table:table-cell table:style-name="ce2">
                <text:p text:style-name="P21"><text:span text:style-name="T14">Curly-infix-expressions</text:span></text:p>
                <text:p text:style-name="P21"><text:span text:style-name="T14">(c-expressions)</text:span></text:p>
              </table:table-cell>
              <table:table-cell table:style-name="ce3">
                <text:p text:style-name="P21"><text:span text:style-name="T42">(message</text:span></text:p>
                <text:p text:style-name="P21"><text:span text:style-name="T42"><text:s text:c="2"/></text:span><text:span text:style-name="T42">(number-to-string</text:span></text:p>
                <text:p text:style-name="P21"><text:span text:style-name="T42"><text:s text:c="4"/></text:span><text:span text:style-name="T42">(exp {1 + 2})))</text:span></text:p>
              </table:table-cell>
            </table:table-row>
            <table:table-row table:style-name="ro4">
              <table:table-cell table:style-name="ce2">
                <text:p text:style-name="P21"><text:span text:style-name="T14">Neoteric-expressions</text:span></text:p>
                <text:p text:style-name="P21"><text:span text:style-name="T14">(n-expressions)</text:span></text:p>
              </table:table-cell>
              <table:table-cell table:style-name="ce3">
                <text:p text:style-name="P21"><text:span text:style-name="T42">message(</text:span></text:p>
                <text:p text:style-name="P21"><text:span text:style-name="T42"><text:s text:c="2"/></text:span><text:span text:style-name="T42">number-to-string(</text:span></text:p>
                <text:p text:style-name="P21"><text:span text:style-name="T42"><text:s text:c="4"/></text:span><text:span text:style-name="T42">exp{1 + 2}))</text:span></text:p>
              </table:table-cell>
            </table:table-row>
            <table:table-row table:style-name="ro5">
              <table:table-cell table:style-name="ce2">
                <text:p text:style-name="P21"><text:span text:style-name="T14">Sweet-expressions</text:span></text:p>
                <text:p text:style-name="P21"><text:span text:style-name="T14">(t-expressions)</text:span></text:p>
              </table:table-cell>
              <table:table-cell table:style-name="ce3">
                <text:p text:style-name="P21"><text:span text:style-name="T42">message</text:span></text:p>
                <text:p text:style-name="P21"><text:span text:style-name="T42"><text:s text:c="2"/></text:span><text:span text:style-name="T42">number-to-string</text:span></text:p>
                <text:p text:style-name="P21"><text:span text:style-name="T42"><text:s text:c="4"/></text:span><text:span text:style-name="T42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32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or “#;”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2 of 3)</text:p>
          </draw:text-box>
        </draw:frame>
        <draw:frame presentation:style-name="pr12" draw:text-style-name="P22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3"><text:span text:style-name="T43">Sweet-expression</text:span></text:p>
              </table:table-cell>
              <table:table-cell>
                <text:p text:style-name="P3"><text:span text:style-name="T43">S-expression</text:span></text:p>
              </table:table-cell>
            </table:table-row>
            <table:table-row table:style-name="ro6" table:default-cell-style-name="ce5">
              <table:table-cell>
                <text:p><text:span text:style-name="T41">let*</text:span></text:p>
                <text:p><text:span text:style-name="T41"><text:s text:c="2"/></text:span><text:span text:style-name="T41">\\</text:span></text:p>
                <text:p><text:span text:style-name="T41"><text:s text:c="6"/></text:span><text:span text:style-name="T41">myprefix getdent(x)</text:span></text:p>
                <text:p><text:span text:style-name="T41"><text:s text:c="6"/></text:span><text:span text:style-name="T41">Newdent process(myprefix)</text:span></text:p>
                <text:p><text:span text:style-name="T41"><text:s text:c="2"/></text:span><text:span text:style-name="T41">do-stuff myprefix newdent</text:span></text:p>
              </table:table-cell>
              <table:table-cell>
                <text:p><text:span text:style-name="T41">(let*</text:span></text:p>
                <text:p><text:span text:style-name="T41"><text:s text:c="2"/></text:span><text:span text:style-name="T41">(</text:span></text:p>
                <text:p><text:span text:style-name="T41"><text:s text:c="6"/></text:span><text:span text:style-name="T41">(myprefix (getdent x))</text:span></text:p>
                <text:p><text:span text:style-name="T41"><text:s text:c="6"/></text:span><text:span text:style-name="T41">(newdent (process myprefix))</text:span></text:p>
                <text:p><text:span text:style-name="T41"><text:s text:c="2"/></text:span><text:span text:style-name="T41">(do-stuff myprefix newdent)))</text:span></text:p>
              </table:table-cell>
            </table:table-row>
            <table:table-row table:style-name="ro6" table:default-cell-style-name="ce5">
              <table:table-cell>
                <text:p><text:span text:style-name="T41">display </text:span><text:span text:style-name="T44">"</text:span><text:span text:style-name="T41">Hello!</text:span><text:span text:style-name="T44">"</text:span><text:span text:style-name="T41"> \\ force-output()</text:span></text:p>
              </table:table-cell>
              <table:table-cell>
                <text:p><text:span text:style-name="T41">(display "Hello!")</text:span></text:p>
                <text:p><text:span text:style-name="T41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3 of 3)</text:p>
          </draw:text-box>
        </draw:frame>
        <draw:frame presentation:style-name="pr12" draw:text-style-name="P22" draw:layer="layout" svg:width="25.779cm" svg:height="9.055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abbreviation or “#;” with space/tab/newline applies to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4">
              <table:table-cell>
                <text:p text:style-name="P23"><text:span text:style-name="T43">Sweet-expression</text:span></text:p>
              </table:table-cell>
              <table:table-cell>
                <text:p text:style-name="P3"><text:span text:style-name="T43">S-expression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40">run $ grep needle haystack</text:span></text:p>
              </table:table-cell>
              <table:table-cell>
                <text:p text:style-name="P24"><text:span text:style-name="T40">(run (grep needle haystack))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40">$ f(a)</text:span></text:p>
              </table:table-cell>
              <table:table-cell>
                <text:p text:style-name="P24"><text:span text:style-name="T40">((f a))</text:span></text:p>
              </table:table-cell>
            </table:table-row>
            <table:table-row table:style-name="ro6" table:default-cell-style-name="ce6">
              <table:table-cell>
                <text:p><text:span text:style-name="T40">' 1 2 3</text:span></text:p>
              </table:table-cell>
              <table:table-cell>
                <text:p text:style-name="P24"><text:span text:style-name="T40">'(1 2 3)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40">let &lt;* x 5 *&gt;</text:span></text:p>
                <text:p text:style-name="P24"><text:span text:style-name="T40"><text:s text:c="2"/></text:span><text:span text:style-name="T40">body...</text:span></text:p>
              </table:table-cell>
              <table:table-cell>
                <text:p text:style-name="P24"><text:span text:style-name="T40">(let ((x 5))</text:span></text:p>
                <text:p text:style-name="P24"><text:span text:style-name="T40"><text:s text:c="2"/></text:span><text:span text:style-name="T40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8" draw:text-style-name="P11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11" draw:text-style-name="P25" draw:layer="layout" svg:width="15.526cm" svg:height="2.301cm" svg:x="5.334cm" svg:y="17.526cm">
          <draw:text-box>
            <text:p text:style-name="P3"><text:span text:style-name="T14">All Free/Libre/Open Source Software</text:span></text:p>
            <text:p text:style-name="P3"><text:span text:style-name="T14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Common Lisp (CL) library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CL library “readable” directly implements all tiers</text:p>
                <text:list>
                  <text:list-item>
                    <text:p>Portable (should work on any CL implementation)</text:p>
                  </text:list-item>
                  <text:list-item>
                    <text:p>MIT license</text:p>
                  </text:list-item>
                </text:list>
              </text:list-item>
              <text:list-item>
                <text:p>Enable at beginning of each file by inserting:</text:p>
                <text:list>
                  <text:list-header>
                    <text:p><text:span text:style-name="T45">(require "asdf")</text:span></text:p>
                    <text:p><text:span text:style-name="T45">(asdf:load-system :readable)</text:span></text:p>
                    <text:p><text:span text:style-name="T45">(readable:enable-sweet)</text:span></text:p>
                  </text:list-header>
                </text:list>
              </text:list-item>
              <text:list-item>
                <text:p>Disable at end of file:</text:p>
                <text:list>
                  <text:list-header>
                    <text:p><text:span text:style-name="T45">(readable:disable-readable)</text:span></text:p>
                  </text:list-header>
                </text:list>
              </text:list-item>
              <text:list-item>
                <text:p>Can enable tiers other than “sweet”</text:p>
                <text:list>
                  <text:list-item>
                    <text:p>enable-basic-curly; enable-full-curly-infix; enable-neoter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FI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cheme’s SRFI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“Full” version - 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Lisp" draw:style-name="dp1" draw:master-page-name="Default" presentation:presentation-page-layout-name="AL3T19" presentation:use-footer-name="ftr1"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8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32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32">list</text:span><text:span text:style-name="T46"> = sequence of 0+ elements. <text:s/>Each element is either:</text:span></text:p>
                <text:list>
                  <text:list-item>
                    <text:p><text:span text:style-name="T46">An atom (non-list such as number, string, character, symbol)</text:span></text:p>
                  </text:list-item>
                  <text:list-item>
                    <text:p><text:span text:style-name="T46">A list</text:span></text:p>
                  </text:list-item>
                </text:list>
              </text:list-item>
              <text:list-item>
                <text:p><text:span text:style-name="T46">List representation: (</text:span><text:span text:style-name="T32">whitespace-separated-elements</text:span><text:span text:style-name="T46">), e.g., (1 2 3)</text:span></text:p>
              </text:list-item>
              <text:list-item>
                <text:p><text:span text:style-name="T46">You can </text:span><text:span text:style-name="T32">evaluate</text:span><text:span text:style-name="T46"> (execute) a list. Typical (simplified) rules:</text:span></text:p>
                <text:list>
                  <text:list-item>
                    <text:p><text:span text:style-name="T46">First element evaluated</text:span></text:p>
                  </text:list-item>
                  <text:list-item>
                    <text:p><text:span text:style-name="T46">If first element procedure: Evaluate rest, call procedure with them</text:span></text:p>
                  </text:list-item>
                </text:list>
              </text:list-item>
              <text:list-item>
                <text:p><text:span text:style-name="T46">Evaluation examples (numbers evaluate to themselves):</text:span></text:p>
                <text:list>
                  <text:list-item>
                    <text:p><text:span text:style-name="T46">(+ 3 4 5) <text:s/></text:span><text:span text:style-name="T47">→ 12</text:span></text:p>
                  </text:list-item>
                  <text:list-item>
                    <text:p><text:span text:style-name="T46">(* (+ 1 2) (- 9 4)) </text:span><text:span text:style-name="T47">→ (* 3 5) → 15</text:span></text:p>
                  </text:list-item>
                </text:list>
              </text:list-item>
              <text:list-item>
                <text:p><text:span text:style-name="T46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ample trivial program (in Scheme dialect):</text:p>
                <text:list>
                  <text:list-header>
                    <text:p><text:span text:style-name="T38">(define (distance x y) ; Compute distance from origin</text:span></text:p>
                    <text:p><text:span text:style-name="T38"><text:s text:c="3"/></text:span><text:span text:style-name="T38">(sqrt (+ (* x x) (* y y))))</text:span></text:p>
                  </text:list-header>
                </text:list>
              </text:list-item>
              <text:list-item>
                <text:p>Sample use of the program:</text:p>
                <text:list>
                  <text:list-header>
                    <text:p><text:span text:style-name="T38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8" draw:text-style-name="P18" draw:layer="layout" svg:width="24.631cm" svg:height="12.183cm" svg:x="1.399cm" svg:y="4.915cm" presentation:class="outline">
          <draw:text-box>
            <text:p><text:span text:style-name="T40">(define (display-even x)</text:span></text:p>
            <text:p><text:span text:style-name="T40"><text:s text:c="2"/></text:span><text:span text:style-name="T40">(if (even? x) <text:s text:c="14"/>; condition</text:span></text:p>
            <text:p><text:span text:style-name="T40"><text:s text:c="6"/></text:span><text:span text:style-name="T40">(display </text:span><text:span text:style-name="T48">"</text:span><text:span text:style-name="T40">even</text:span><text:span text:style-name="T48">"</text:span><text:span text:style-name="T40">) <text:s text:c="7"/>; true branch</text:span></text:p>
            <text:p><text:span text:style-name="T40"><text:s text:c="6"/></text:span><text:span text:style-name="T40">(display </text:span><text:span text:style-name="T48">"</text:span><text:span text:style-name="T40">not even</text:span><text:span text:style-name="T48">"</text:span><text:span text:style-name="T40">))) <text:s/>; false branch</text:span></text:p>
            <text:p><text:span text:style-name="T40"/></text:p>
            <text:p><text:span text:style-name="T40">(define (display-sign z)</text:span></text:p>
            <text:p><text:span text:style-name="T40"><text:s text:c="2"/></text:span><text:span text:style-name="T40">(cond <text:s/>; </text:span><text:span text:style-name="T48">"cond" implements if.. else if.. else if..</text:span></text:p>
            <text:p><text:span text:style-name="T40"><text:s text:c="4"/></text:span><text:span text:style-name="T40">((&lt; z 0) (display </text:span><text:span text:style-name="T48">"</text:span><text:span text:style-name="T49">negative</text:span><text:span text:style-name="T48">"</text:span><text:span text:style-name="T40">))</text:span></text:p>
            <text:p><text:span text:style-name="T40"><text:s text:c="4"/></text:span><text:span text:style-name="T40">((= z 0) (display </text:span><text:span text:style-name="T48">"</text:span><text:span text:style-name="T49">zero</text:span><text:span text:style-name="T48">"</text:span><text:span text:style-name="T40">))</text:span></text:p>
            <text:p><text:span text:style-name="T40"><text:s text:c="4"/></text:span><text:span text:style-name="T40">((&gt; z 0) (display </text:span><text:span text:style-name="T48">"</text:span><text:span text:style-name="T49">positive</text:span><text:span text:style-name="T48">"</text:span><text:span text:style-name="T40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8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6">Special form “quote” does this:</text:span></text:p>
                <text:list>
                  <text:list-item>
                    <text:p><text:span text:style-name="T46">(quote (1 2 3)) </text:span><text:span text:style-name="T47">→(1 2 3)</text:span></text:p>
                  </text:list-item>
                </text:list>
              </text:list-item>
              <text:list-item>
                <text:p><text:span text:style-name="T47">So common there’s an abbreviation:</text:span></text:p>
                <text:list>
                  <text:list-item>
                    <text:p><text:span text:style-name="T47">'(1 2 3) →(1 2 3)</text:span></text:p>
                  </text:list-item>
                </text:list>
              </text:list-item>
              <text:list-item>
                <text:p><text:span text:style-name="T47">Quasiquote lets you quote (e.g., a template), then “unquote” pieces (execute those parts)</text:span></text:p>
                <text:list>
                  <text:list-item>
                    <text:p><text:span text:style-name="T47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-expression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</text:list>
              </text:list-item>
              <text:list-item>
                <text:p><text:a xlink:href="#Problem" xlink:type="simple">S-expressions are notoriously awkward</text:a></text:p>
                <text:list>
                  <text:list-item>
                    <text:p>Many replacement notations have been proposed</text:p>
                    <text:list>
                      <text:list-item>
                        <text:p>E.g., M-expressions by John McCarthy (Lisp’s creator)</text:p>
                      </text:list-item>
                    </text:list>
                  </text:list-item>
                  <text:list-item>
                    <text:p>Lisps enable creation of new semantic constructs, but most proposed replacements cannot use them</text:p>
                  </text:list-item>
                  <text:list-item>
                    <text:p>Lisps enable processing of program structures,<text:line-break/>but most proposed replacements hide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01T21:39:17.95</meta:creation-date>
    <dc:date>2013-09-09T12:22:50.14</dc:date>
    <meta:editing-duration>P1DT12H28M39S</meta:editing-duration>
    <meta:editing-cycles>206</meta:editing-cycles>
    <meta:generator>LibreOffice/4.0.4.2$Windows_x86 LibreOffice_project/9e9821abd0ffdbc09cd8c52eaa574fa09eb08f2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205"/>
    <meta:user-defined meta:name="Author">David A. Wheeler</meta:user-defined>
    <meta:user-defined meta:name="URL">http://readable.sourceforge.net</meta:user-defined>
  </office:meta>
</office:document-meta>
</file>